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font-name="Times New Roman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font-name="Times New Roman1"/>
    </style:style>
    <style:style style:name="T8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font-name="Times New Roman" style:text-underline-style="none"/>
    </style:style>
    <style:style style:name="T12" style:family="text">
      <style:text-properties style:text-line-through-style="none" style:text-position="super 58%" style:font-name="Times New Roman" style:text-underline-style="none"/>
    </style:style>
    <style:style style:name="T13" style:family="text">
      <style:text-properties style:text-line-through-style="none" style:text-position="0% 100%" style:font-name="Times New Roman" style:text-underline-style="none"/>
    </style:style>
    <style:style style:name="T14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5" style:family="text">
      <style:text-properties style:font-name="Times New Roman1"/>
    </style:style>
    <style:style style:name="T16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11_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0, FF 1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897</text:p>
      <text:p text:style-name="P6">Month<text:tab/><text:tab/><text:tab/><text:tab/><text:tab/><text:tab/>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Proselytizing; Simon, Oswald John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2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Max M<text:span text:style-name="T15">ü</text:span><text:span text:style-name="T16">ller</text:span>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LEPHIA, PA./</text:p>
      <text:p text:style-name="P2"/>
      <text:p text:style-name="P3">[Front Cover]</text:p>
      <text:p text:style-name="P3">[Note: The number "111" is written in pencil and circled in the top right corner of the page.]</text:p>
      <text:p text:style-name="P3"/>
      <text:p text:style-name="P4">97/</text:p>
      <text:p text:style-name="P2">On the proposition of/</text:p>
      <text:p text:style-name="P2">O. J. Simon to gain proselytes/</text:p>
      <text:p text:style-name="P2"/>
      <text:p text:style-name="P3">[Page 1]</text:p>
      <text:p text:style-name="P3">Our daily prayers contain a benediction pe-/-culiar in its wording. <text:s/>I have examined the various/ ancient rituals in my possession, to <text:span text:style-name="T2">discover</text:span><text:span text:style-name="T6"> ascertain whe-/-ther the peculiarity in that benediction agrees/ in each of them. <text:s/>I found that the Italian,/ which I judge to be the oldest, the Ashkenazic/ and French (Mahzor vitri) the next, and the Sephardic the last, are, with/ scarcely any noticeable difference, identical./ <text:s/>The wording to which I allude, is a petition/ to God, that He may bestow His tender mercies/ upon righteous proselytes [Hebrew]./</text:span></text:p>
      <text:p text:style-name="P3"><text:span text:style-name="T6">I shall not discuss now the origin and author-/-ship of that supplication. <text:s/>While our olden traditions tell</text:span><text:span text:style-name="T2">s</text:span><text:span text:style-name="T6">/ that on the return of our ancestors from the Ba-/-bylonian captivity, the great synod [Hebrew]/ </text:span><text:soft-page-break/><text:span text:style-name="T6">presided over by Ezra the priest, formulated a/ Hebrew liturgy for the use of Synagogues, which/ doubtless multiplied fast at that period, modern/ critics hold that our Manual of prayers has/</text:span></text:p>
      <text:p text:style-name="P3"><text:span text:style-name="T6"/></text:p>
      <text:p text:style-name="P3"><text:span text:style-name="T6">[Page 2]</text:span></text:p>
      <text:p text:style-name="P3"><text:span text:style-name="T6">undergone alterations at various epochs./</text:span></text:p>
      <text:p text:style-name="P3"><text:span text:style-name="T6">What drew my attention just at present to/ the benediction on proselytes, is a question ven-/-tilated among some of our coreligionists in London./ <text:s/>Especially in the "Jewish Quarterly Review" </text:span><text:span text:style-name="T2">it</text:span><text:span text:style-name="T6">/ has that question been largely dwelt upon and the editors invited/ a free opinion on its merits, or demerits./ <text:s/>A Mr. Oswald John Simon, who writes/ attractively and who appears sincere, has/ proposed a novel plan for winning over to/ Judaism, many of our Christian neighbors./ <text:s/>According to it, a place should be chosen and/ there all who have lost faith in the main/ dogmas of the Church, should be convened./ <text:s/>On Sunday, the general leisure day, Israelites,/ who firmly believe in the prophecies, as inter-/-preted by Mr Simon's followers, ought to deliver/ in English, with uncovered heads, a selection of/ prayers and preach the Unity of god, as pro-/-claimed by Moses and as emphasized by his/ disciples in subsequent ages. <text:s/>But not Christ-/-ians alone must be urged to attend./</text:span></text:p>
      <text:p text:style-name="P3"><text:span text:style-name="T6"/></text:p>
      <text:p text:style-name="P3"><text:span text:style-name="T6">[Page 3]</text:span></text:p>
      <text:p text:style-name="P3"><text:span text:style-name="T6">Jews also who are weak-kneed and half-hearted/--to use Mr Simon's own phraseology--must be/ urged to swell the number of the worshippers[sic!]./ <text:s/>The good man, is of opinion, that nominal/ Hebrews upon hearing the checkered history of their/ people, the grand effusions of Seers, Psalmists/ and moralists, will have their weak knees strength-/-ened, and their divided hearts made whole./</text:span></text:p>
      <text:p text:style-name="P3"><text:span text:style-name="T6">Worth the while it is to read the clashing views,/ which a literary symposium called forth./ <text:s/>I felt interested and pleased, because women,/ like lady Magnus, men like Israel Zangwill, whom/ none would charge with bigotry, set their faces/ against a project very impracticable and pos-/-sibly mischievous. <text:s/>I am aware that the/ same idea has </text:span><text:span text:style-name="T2">often</text:span><text:span text:style-name="T6"> repeatedly struck before persons born/ in our fold. <text:s/>They declared that unless a vigorous/ effort is made to widen our ranks, we are doomed/ to perish as a distinct people./</text:span></text:p>
      <text:p text:style-name="P3"><text:span text:style-name="T6"/></text:p>
      <text:p text:style-name="P3"><text:span text:style-name="T6">[Page 4]</text:span></text:p>
      <text:p text:style-name="P3"><text:span text:style-name="T6">But not only Jews, exhibited </text:span><text:span text:style-name="T2">anxiety</text:span><text:span text:style-name="T6"> apprehension on/ that score. <text:s/>Liberal Christians too have pro-/-nounced the same pessimistic verdict about our future./ <text:s/>A professor who deservedly enjoys a high repu-/-tation by reason of his researches in the science of/ religion--Max M</text:span><text:span text:style-name="T7">ü</text:span><text:span text:style-name="T9">ller of Oxford--in a lecture/ delivered at Westminister Abbey about a quarter/ of a century ago, predicted that the continuance/ of Jews upon earth can </text:span><text:span text:style-name="T3">remain</text:span><text:span text:style-name="T9"> be but precarious,/ since they do not imitate other denominations./ <text:s/>They hsould endeavour, if they wish to live, to/ disseminate the doctrines of the old testament by/ means of devout missionaries. <text:s/>Well, in our/ own city and elsewhere all over the United States,/ Sunday services have partly for their object an/ accession of number from among Christians, who/ cannot subscribe to the fundamental creeds of their/ parents' religion. <text:s/>I, without any bias;/ only to subject to a severe scrutiny my </text:span><text:span text:style-name="T3">best</text:span><text:span text:style-name="T9"> understanding of our/ Scriptures and our Rabbinical teachings, </text:span><text:span text:style-name="T3">I</text:span><text:span text:style-name="T9"> ask/ myself whether the supplication in the Amidah,/ or </text:span><text:span text:style-name="T10">Shemon</text:span><text:span text:style-name="T8">é</text:span><text:span text:style-name="T10"> Esr</text:span><text:span text:style-name="T8">é</text:span><text:span text:style-name="T11">, as others call it, can relate/</text:span></text:p>
      <text:p text:style-name="P3"><text:span text:style-name="T11"/></text:p>
      <text:p text:style-name="P3"><text:span text:style-name="T11">[Page 5]</text:span></text:p>
      <text:p text:style-name="P3"><text:span text:style-name="T11">to men and women attending a Sunday service,/ as proposed in England and as followed in Ame/-rica; whether in all reality the epithet of [Hebrew]/ "righteous proselytes" applies to them./</text:span></text:p>
      <text:p text:style-name="P3"><text:span text:style-name="T11">Mr Simon and others who side with him will/ answer affirmatively. <text:s/>They quote the prophets,/ principally Isaiah and Malachi to prove them-/selves correct, insisting that Judaism was meant/ from its very beginning as a missionary-faith./ <text:s/>Let us impartially </text:span><text:span text:style-name="T4">cast a glance on</text:span><text:span text:style-name="T11"> examine a few of/ the sentences triumphantly cited as evidences of the theory advanced./ <text:s/>Isaiah is brought out foremost by persons,/ who contend that </text:span><text:span text:style-name="T4">a</text:span><text:span text:style-name="T11"> bounden duty requires </text:span><text:span text:style-name="T4">that</text:span><text:span text:style-name="T11">/ </text:span><text:span text:style-name="T4">we</text:span><text:span text:style-name="T11"> our going in search of gentiles. <text:s/>In the 56</text:span><text:span text:style-name="T12">th</text:span><text:span text:style-name="T13"> </text:span><text:soft-page-break/><text:span text:style-name="T13">chapter/ we read what follows: "Let not the stranger,/ that hath joined himself to the Lord, speak/ saying; "The Lord will surely keep me apart/ from His own people?; neither let the eu-/nuch say: 'Behold I am but a dry tree'/</text:span></text:p>
      <text:p text:style-name="P3"><text:span text:style-name="T13"/></text:p>
      <text:p text:style-name="P3"><text:span text:style-name="T13">[Page 6]</text:span></text:p>
      <text:p text:style-name="P3"><text:span text:style-name="T13">For, thus saith the Lord of the eunuchs that/ keep Thy Sabbaths, and choose the things/ that I wish, and hold fast upon Thy covenant./ <text:s/>Unto them I will give in Thy house and within/ thy walls a memorial and a name better than/ sons and daughters. <text:s/>I will given them an/ everlasting name, that shall not be cut/ off. <text:s/>Also the strangers that join them-/-selves to the Lord; to minister unto Him,/ and to love the name of the Lord, to be His/ servants; every one that keepeth the Sabbath/ not profaning it, and who holdeth fast/ upon Thy covenant, even then will I bring/ to Thy holy mountain, and make them/ joyful in My house of prayer."/</text:span></text:p>
      <text:p text:style-name="P3"><text:span text:style-name="T13">Clearly, a prediction is here enunciated. <text:s/>But/ what is it, in all truth? <text:s/>Does it foretell/ that whosoever chooses voluntarily to alter/ the fourth commandment of the Decalogue,/ and substitute</text:span><text:span text:style-name="T5">s</text:span><text:span text:style-name="T13"> for it the miscalled "lord's/ day", and whosoever chooses to set deliberately aside </text:span><text:span text:style-name="T5">which</text:span><text:span text:style-name="T13">/ the ordinances which our forefathers accepted/</text:span></text:p>
      <text:p text:style-name="P3"><text:span text:style-name="T13"/></text:p>
      <text:p text:style-name="P3"><text:span text:style-name="T13">[Page 7]</text:span></text:p>
      <text:p text:style-name="P3"><text:span text:style-name="T13">at Sinai, and through whose promised obe-/-dience thereof, God entered with Israel into/ a covenant, is to be regarded, as one of [Hebrew]/ "the righteous proselytes"? <text:s/>If my mind is/ able to grasp the sense conveyed by the imparting/ of Isaiah, I </text:span><text:span text:style-name="T14">must</text:span><text:span text:style-name="T13"> answer negatively./</text:span></text:p>
      <text:p text:style-name="P3"><text:span text:style-name="T13">A [Hebrew] whom the compilers of our liturgy had/ in mind, is not he that merely denies the/ unreasonable dogmas of Christianity, but he/ who positively admits the validity of the/ Sinaic statutes./</text:span></text:p>
      <text:p text:style-name="P3"><text:span text:style-name="T13">Again, Isaiah is invoked as the authority sanc-/-</text:span><text:span text:style-name="T5">c</text:span><text:span text:style-name="T13">tioning the scheme that Mr Oswald John Simon/ has conceived, namely, the </text:span><text:span text:style-name="T5">embracing</text:span><text:span text:style-name="T13"> promulgation of a religion/ stripped of every form, every rite, every/ practice; a religion of morality pure and/ simple and naught else. <text:s/>But if morality be/ </text:span><text:span text:style-name="T5">is</text:span><text:span text:style-name="T13"> indeed the kernel of Judaism, it is not the/ whole fruit, as entrusted to our guardianship./ <text:s/>The inspired son of Amoz did repeatedly call us/ God's witnesses, but I cannot agree to the notion,/ that he meant our sending missionaries among/</text:span></text:p>
      <text:p text:style-name="P3"><text:span text:style-name="T13"/></text:p>
      <text:p text:style-name="P3"><text:span text:style-name="T13">[Page 8]</text:span></text:p>
      <text:p text:style-name="P3"><text:span text:style-name="T13">gentiles, and that unless we Judaize, in a/ fashion, Christendom and heathendom we forfeit/ the title. I believe that our imperishableness/ upon earth, proves us God's witnesses, attesting/ that there exists a sole creating Lord, who chose Jacob/ for His servant and Israel for His elect, who/ is our Legislator, our King, our Saviour [Hebrew]/ [Hebrew] <text:s/>That is the lesson often </text:span><text:span text:style-name="T5">impressed</text:span><text:span text:style-name="T13"> issuing/ from the lips purified by the live-coal at the/ hand of an archangel. <text:s/>Again: to say/ that Malachi hinted at the effect of our/ missionary work among gentiles, is to draw on/ the imagination. <text:s/>The last of our prophets/ did say that from the spot, where the sun first/ rises unto that in which it sets last, the name/ of God is worshipped[sic!], but rather than encourage by/ it a hot house proselytism, the last of our prophets, desired to/ reprove born Jews among his contemporaries, who imagined that they/ could propitiate God's favor by presenting impure oblations./</text:span></text:p>
      <text:p text:style-name="P3"><text:span text:style-name="T13"/></text:p>
      <text:p text:style-name="P3"><text:span text:style-name="T13">[Page 9]</text:span></text:p>
      <text:p text:style-name="P3"><text:span text:style-name="T13">He meant to say that God cares not for hypocritical sacrificial rites for even nations mistaken in/ their outward ceremonials, have their thoughts/ directed to the brightest Power, whom they see not./ <text:s/>Beautifully has our poet, Solomon Ben Gabriel, ex-/-pressed nearly the same idea in his </text:span><text:span text:style-name="T14">Keter Machut</text:span><text:span text:style-name="T13">/ (the Royal Crown) "Thou art God and all creation/ is Thy servant and adorer, nor is Thy glory/ lessened because others are worshipped[sic!] besides Thee,/ for, all aim to draw night unto Thee. <text:s/>But </text:span><text:span text:style-name="T5">they</text:span><text:span text:style-name="T13"> heathens/ act as if blindfolded. <text:s/>Their faces turn towards/ the King's high way, yet unknowingly they/ </text:span><text:soft-page-break/><text:span text:style-name="T13">go astray. <text:s/>One sinks into a pit, another is/ caught in a snare. <text:s/>They imagine that they/ can attain their goal, but they fatigue themselves/ in vain. <text:s/>We, thy servants, </text:span><text:span text:style-name="T5">by</text:span><text:span text:style-name="T13"> walking </text:span><text:span text:style-name="T5">following at</text:span><text:span text:style-name="T13"> in Thy light, </text:span><text:span text:style-name="T5">follow</text:span><text:span text:style-name="T13"> pursue/ the straight path, till we arrive at the court/ of the King's palace."/</text:span></text:p>
      <text:p text:style-name="P3"><text:span text:style-name="T13">Now I will not contradict the assertion that/ some Talmudical maxims support the suppo-/-sition that the Rabbis had hoped to gain by our/ dispersion a closer union between gentilism and Judaism,/ but admitting it, I am authorized nevertheless to say/</text:span></text:p>
      <text:p text:style-name="P3"><text:span text:style-name="T13"/></text:p>
      <text:p text:style-name="P3"><text:span text:style-name="T13">[Page 10]</text:span></text:p>
      <text:p text:style-name="P3"><text:span text:style-name="T13">that altogether the Sages did not favor prosely-/-tism, fearing undoubledly interested motives./ <text:s/>And I have frequently been surprised at a false/ application of a saying which reads </text:span><text:span text:style-name="T5">as follows</text:span><text:span text:style-name="T13"> thus./ <text:s/>[Hebrew] "A charity showed the/ Almighty to Israel, when He scattered them/ among nations." <text:s/>The real meaning of which is/ that had the Lord delivered us into the power/ of a single potentate, or a single people, dire/ persecution, centred in one spot, would soon/ have annihilated us, but exiled through </text:span><text:span text:style-name="T5">through</text:span><text:span text:style-name="T13">/ different countries, we discovered outlets to escape/ a total extermination. <text:s/>Witness the woeful/ episodes in our history </text:span><text:span text:style-name="T5">through</text:span><text:span text:style-name="T13"> during the middle ages./ <text:s/></text:span></text:p>
      <text:p text:style-name="P3"><text:span text:style-name="T13"><text:tab/>I may here be naturally asked: "Do you/ not believe then that mankind will finally/ arrive at the knowledge which we Jews have/ treasured at the price of unequalled[sic!] sufferings?/ <text:s/>Will the day never dawn; when instead of being/</text:span></text:p>
      <text:p text:style-name="P3"><text:span text:style-name="T13"/></text:p>
      <text:p text:style-name="P3"><text:span text:style-name="T13">[Page 11]</text:span></text:p>
      <text:p text:style-name="P3"><text:span text:style-name="T13">despised we shall be honored? instead of hearing/ the name of Jew accompanied with a curse, blessings/ will be showered down upon the martyred people?/ <text:s/>I do trustingly look for the fulfilment[sic!] of God's/ promises [Hebrew]/ I behold that accomplishment in the aspirations/ of souls, whose flight in search of eternal justice,/ reached the heaven of heavens, and heard the </text:span><text:span text:style-name="T5">oath</text:span><text:span text:style-name="T13"> declaration/ [Hebrew]/ "By My name I swear, saith the Lord, that to/ me shall every knee bow, by Me every tongue/ shall swear." <text:s/>But not by offering Christianity/ a diluted Judaism, a phantom, denuded of all flesh,/ will that end be achieved. <text:s/>Mr Simon may </text:span><text:span text:style-name="T5">offer</text:span><text:span text:style-name="T13"> tender/ in all sincerity what he imagines an improvement on the/ fallacious doctrine of a trinity and the blasphemies that/ are its inseparable attendants, but weekly gatherings/ interspersed with weak kneed and half hearted Jews, will/ accomplish no permanent good, if they may not, as/ it has been intimated, intensify the antisemitism/ cropping out everywhere. <text:s/>We will always/ welcome those for whose happiness we pray, even/</text:span></text:p>
      <text:p text:style-name="P3"><text:span text:style-name="T13"/></text:p>
      <text:p text:style-name="P3"><text:span text:style-name="T13">[Page 12]</text:span></text:p>
      <text:p text:style-name="P3"><text:span text:style-name="T13">our [Hebrew] "righteous proselytes," and/ history has recorded many such of whom/ we may well be proud, but not Sunday/ services proselytes, not mixed marriages converts,/ will strengthen Judaism, and glorify the God/ who selected the seed of His friend Abraham/ the Hebrew, as the undying witness of His/ Oneness and omnipotenc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0T10:27:32.53</meta:creation-date>
    <dc:date>2012-09-10T13:20:11</dc:date>
    <dc:creator>Penn Libraries</dc:creator>
    <meta:editing-duration>PT00H10M5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102" meta:word-count="2074" meta:character-count="12932"/>
  </office:meta>
</office:document-meta>
</file>